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nn" fo:country="NO"/>
    </style:style>
    <style:style style:name="P2" style:family="paragraph" style:parent-style-name="Standard">
      <style:text-properties fo:language="nn" fo:country="NO" officeooo:rsid="00179d25" officeooo:paragraph-rsid="00179d25"/>
    </style:style>
    <style:style style:name="P3" style:family="paragraph" style:parent-style-name="Standard">
      <style:text-properties fo:language="nn" fo:country="NO"/>
    </style:style>
    <style:style style:name="P4" style:family="paragraph" style:parent-style-name="Standard">
      <style:text-properties fo:language="nn" fo:country="NO" officeooo:rsid="00179d25" officeooo:paragraph-rsid="00179d25"/>
    </style:style>
    <style:style style:name="P5" style:family="paragraph" style:parent-style-name="Standard">
      <style:text-properties fo:language="nn" fo:country="NO" officeooo:rsid="001adbcf" officeooo:paragraph-rsid="001adbcf"/>
    </style:style>
    <style:style style:name="P6" style:family="paragraph" style:parent-style-name="Standard">
      <style:text-properties fo:language="nn" fo:country="NO" officeooo:rsid="001b707d" officeooo:paragraph-rsid="001b707d"/>
    </style:style>
    <style:style style:name="T1" style:family="text">
      <style:text-properties officeooo:rsid="00179d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</text:span>ppgave 1. Generelt (5 %)</text:p>
      <text:p text:style-name="P1">a) Forklar hva C programmeringsspråket kan brukes til.</text:p>
      <text:p text:style-name="P2">C er et programmeringsspråk som er</text:p>
      <text:p text:style-name="P2"/>
      <text:p text:style-name="P1">b) Hvem er Linus Torvalds og hva er han kjent for innen Informasjonsteknologi?</text:p>
      <text:p text:style-name="P1"/>
      <text:p text:style-name="P1">c) Hvis du laster ned en binær eksekverbar fil fra internett kan det være at filen ikke</text:p>
      <text:p text:style-name="P1">kan kjøres fordi den ikke har «execute» rettigheter satt. Forklar hvordan du kan løse</text:p>
      <text:p text:style-name="P1">dette på kommandolinje i Linux.</text:p>
      <text:p text:style-name="P1"/>
      <text:p text:style-name="P1"/>
      <text:p text:style-name="P5">Jeg ville navigert til mappen som innholder filen, via terminal med kommandoene «ls» for å vise hvilke mapper. «cd ./mappenavn» <text:s/>og «cd ..» . </text:p>
      <text:p text:style-name="P6">når jeg kom fram til rikitg mappe som inneholdt filen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n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n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23:52:23.651587395</meta:creation-date>
    <meta:generator>LibreOffice/6.4.7.2$Linux_AARCH64 LibreOffice_project/40$Build-2</meta:generator>
    <dc:date>2021-11-08T01:38:58.448820513</dc:date>
    <meta:editing-duration>PT10M47S</meta:editing-duration>
    <meta:editing-cycles>4</meta:editing-cycles>
    <meta:document-statistic meta:table-count="0" meta:image-count="0" meta:object-count="0" meta:page-count="1" meta:paragraph-count="9" meta:word-count="102" meta:character-count="591" meta:non-whitespace-character-count="495"/>
  </office:meta>
</office:document-meta>
</file>